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921cm" svg:height="2.032cm" svg:x="5.572cm" svg:y="4.937cm">
          <text:p text:style-name="P1">DataBase</text:p>
          <draw:enhanced-geometry svg:viewBox="0 0 88 21600" draw:glue-points="44 ?f6 44 0 0 10800 44 21600 88 10800" draw:text-areas="0 ?f6 88 ?f3" draw:type="can" draw:modifiers="8053.5169699950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" draw:id="id1" draw:layer="layout" svg:width="5.334cm" svg:height="1.778cm" svg:x="1.381cm" svg:y="9.128cm">
          <text:p text:style-name="P1">DBBuffer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.334cm" svg:height="1.778cm" svg:x="7.35cm" svg:y="9.128cm">
          <text:p text:style-name="P1">DBBuffer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318cm" svg:height="1.27cm" svg:x="1.508cm" svg:y="15.859cm">
          <text:p text:style-name="P1">Game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318cm" svg:height="1.27cm" svg:x="6.461cm" svg:y="15.859cm">
          <text:p text:style-name="P1">Game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318cm" svg:height="1.27cm" svg:x="11.287cm" svg:y="15.859cm">
          <text:p text:style-name="P1">Game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318cm" svg:height="1.27cm" svg:x="16.113cm" svg:y="15.859cm">
          <text:p text:style-name="P1">Game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9.128cm" svg:x2="7.033cm" svg:y2="6.969cm" draw:start-shape="id1" draw:start-glue-point="4" draw:end-shape="id2" draw:end-glue-point="7" svg:d="m4048 9128 2985-2159" svg:viewBox="0 0 2986 2160">
          <text:p/>
        </draw:connector>
        <draw:connector draw:style-name="gr2" draw:text-style-name="P1" draw:layer="layout" draw:type="line" svg:x1="7.033cm" svg:y1="6.969cm" svg:x2="10.017cm" svg:y2="9.128cm" draw:start-shape="id2" draw:start-glue-point="7" draw:end-shape="id3" draw:end-glue-point="4" svg:d="m7033 6969 2984 2159" svg:viewBox="0 0 2985 2160">
          <text:p/>
        </draw:connector>
        <draw:connector draw:style-name="gr2" draw:text-style-name="P1" draw:layer="layout" draw:type="line" svg:x1="4.048cm" svg:y1="10.906cm" svg:x2="3.667cm" svg:y2="15.859cm" draw:start-shape="id1" draw:start-glue-point="8" draw:end-shape="id4" draw:end-glue-point="4" svg:d="m4048 10906-381 4953" svg:viewBox="0 0 382 4954">
          <text:p/>
        </draw:connector>
        <draw:connector draw:style-name="gr2" draw:text-style-name="P1" draw:layer="layout" draw:type="line" svg:x1="4.048cm" svg:y1="10.906cm" svg:x2="8.62cm" svg:y2="15.859cm" draw:start-shape="id1" draw:start-glue-point="8" draw:end-shape="id5" draw:end-glue-point="4" svg:d="m4048 10906 4572 4953" svg:viewBox="0 0 4573 4954">
          <text:p/>
        </draw:connector>
        <draw:connector draw:style-name="gr2" draw:text-style-name="P1" draw:layer="layout" draw:type="line" svg:x1="13.446cm" svg:y1="15.859cm" svg:x2="10.017cm" svg:y2="10.906cm" draw:start-shape="id6" draw:start-glue-point="4" draw:end-shape="id3" draw:end-glue-point="8" svg:d="m13446 15859-3429-4953" svg:viewBox="0 0 3430 4954">
          <text:p/>
        </draw:connector>
        <draw:connector draw:style-name="gr2" draw:text-style-name="P1" draw:layer="layout" draw:type="line" svg:x1="10.017cm" svg:y1="10.906cm" svg:x2="18.272cm" svg:y2="15.859cm" draw:start-shape="id3" draw:start-glue-point="8" draw:end-shape="id7" draw:end-glue-point="4" svg:d="m10017 10906 8255 4953" svg:viewBox="0 0 8256 4954">
          <text:p/>
        </draw:connector>
        <draw:custom-shape draw:style-name="gr3" draw:text-style-name="P2" draw:layer="layout" svg:width="7.525cm" svg:height="1.143cm" svg:x="11.795cm" svg:y="6.334cm">
          <text:p text:style-name="P2"><text:span text:style-name="T1">注：</text:span><text:span text:style-name="T1">DBBufferServer</text:span><text:span text:style-name="T1">在这里并不单指一台服务器，</text:span></text:p>
          <text:p text:style-name="P2"><text:span text:style-name="T1">而是一组，游戏会因为功能不同而连接不同的服务器</text:span></text:p>
          <draw:enhanced-geometry svg:viewBox="0 0 21600 21600" draw:text-areas="800 800 20800 20800" draw:type="round-rectangular-callout" draw:modifiers="-284.134998671273 58795.8041958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7.493cm" svg:height="1.016cm" svg:x="8.62cm" svg:y="2.524cm">
          <text:p text:style-name="P1"><text:span text:style-name="T1">注：这里的</text:span><text:span text:style-name="T1">DataBase</text:span><text:span text:style-name="T1">也并不单指一台</text:span><text:span text:style-name="T1">MySQL</text:span><text:span text:style-name="T1">，</text:span></text:p>
          <text:p text:style-name="P1"><text:span text:style-name="T1">它可以是多个</text:span><text:span text:style-name="T1">SQLDB/NoSQLDB</text:span><text:span text:style-name="T1">，甚至是文件系统</text:span></text:p>
          <draw:enhanced-geometry svg:viewBox="0 0 21600 21600" draw:text-areas="800 800 20800 20800" draw:type="round-rectangular-callout" draw:modifiers="-1686.14891913531 56750.44247787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paraji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Aparajit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10:42:39</meta:creation-date>
    <dc:date>2013-06-27T11:05:55</dc:date>
    <meta:editing-duration>PT6M56S</meta:editing-duration>
    <meta:editing-cycles>1</meta:editing-cycles>
    <meta:document-statistic meta:object-count="15"/>
    <meta:generator>LibreOffice/4.0-4$Linux_X86_64 LibreOffice_project/400m0$Build-304</meta:generator>
  </office:meta>
</office:document-meta>
</file>